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9_09-58-54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1 E-139-34-49.82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9_10-57-06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 E-139-34-49.6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9_14-39-43_000.jpg</text:p>
          </table:table-cell>
          <table:table-cell table:style-name="ce22" office:value-type="string">
            <text:p>:m 1-2*2 RES / 245 / 『光合成の世界』　岩波洋造 / p.162</text:p>
          </table:table-cell>
          <table:table-cell table:style-name="ce31"/>
          <table:table-cell table:style-name="ce3"/>
          <table:table-cell table:style-name="ce3" office:value-type="string">
            <text:p>N-35-35-28.74 E-139-34-49.38</text:p>
          </table:table-cell>
          <table:table-cell table:style-name="ce32" table:formula="of:=IF([.E4]=&quot;&quot;;[.C4];CONCATENATE([.C4];&quot; / &quot;;[.E4]))" office:value-type="string" office:string-value=":m 1-2*2 RES / 245 / 『光合成の世界』　岩波洋造 / p.162">
            <text:p>:m 1-2*2 RES / 245 / 『光合成の世界』　岩波洋造 / p.16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9_15-36-15_000.jpg</text:p>
          </table:table-cell>
          <table:table-cell table:style-name="ce22" office:value-type="string">
            <text:p>:m 1*1 RES / 245 / 『ポスト・トラウマティック・カウンセリング』　久留一郎 / p.96</text:p>
          </table:table-cell>
          <table:table-cell table:style-name="ce23"/>
          <table:table-cell table:style-name="ce3"/>
          <table:table-cell table:style-name="ce3" office:value-type="string">
            <text:p>N-35-35-28.52 E-139-34-48.72</text:p>
          </table:table-cell>
          <table:table-cell table:style-name="ce32" table:formula="of:=IF([.E5]=&quot;&quot;;[.C5];CONCATENATE([.C5];&quot; / &quot;;[.E5]))" office:value-type="string" office:string-value=":m 1*1 RES / 245 / 『ポスト・トラウマティック・カウンセリング』　久留一郎 / p.96">
            <text:p>:m 1*1 RES / 245 / 『ポスト・トラウマティック・カウンセリング』　久留一郎 / p.9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9_16-13-33_000.jpg</text:p>
          </table:table-cell>
          <table:table-cell table:style-name="ce22" office:value-type="string">
            <text:p>:m 1*1 RES / 245 / 『古典場から量子場への道』　高橋康 / p.148</text:p>
          </table:table-cell>
          <table:table-cell table:style-name="ce23"/>
          <table:table-cell table:style-name="ce3"/>
          <table:table-cell table:style-name="ce3" office:value-type="string">
            <text:p>N-35-35-28.96 E-139-34-49.82</text:p>
          </table:table-cell>
          <table:table-cell table:style-name="ce32" table:formula="of:=IF([.E6]=&quot;&quot;;[.C6];CONCATENATE([.C6];&quot; / &quot;;[.E6]))" office:value-type="string" office:string-value=":m 1*1 RES / 245 / 『古典場から量子場への道』　高橋康 / p.148">
            <text:p>:m 1*1 RES / 245 / 『古典場から量子場への道』　高橋康 / p.14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9_18-15-18_000.jpg</text:p>
          </table:table-cell>
          <table:table-cell table:style-name="ce22" office:value-type="string">
            <text:p>:m 1*1 RES / 245 / 『光合成の世界』　岩波洋造 / p.177</text:p>
          </table:table-cell>
          <table:table-cell table:style-name="ce14"/>
          <table:table-cell table:style-name="ce3"/>
          <table:table-cell table:style-name="ce3" office:value-type="string">
            <text:p>N-35-35-28.44 E-139-34-49.82</text:p>
          </table:table-cell>
          <table:table-cell table:style-name="ce32" table:formula="of:=IF([.E7]=&quot;&quot;;[.C7];CONCATENATE([.C7];&quot; / &quot;;[.E7]))" office:value-type="string" office:string-value=":m 1*1 RES / 245 / 『光合成の世界』　岩波洋造 / p.177">
            <text:p>:m 1*1 RES / 245 / 『光合成の世界』　岩波洋造 / p.17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9_19-18-29_000.jpg</text:p>
          </table:table-cell>
          <table:table-cell table:style-name="ce16" office:value-type="string">
            <text:p>:m music / log / gt / || s.1:f-105,-,memo+,-,t.160~,k.A,-,- || s.2:f-106,patt,video-id=2020-0216-2,2/18-s.2,ch.A;D,score+,-,k.A,-,R=1</text:p>
          </table:table-cell>
          <table:table-cell table:style-name="ce15"/>
          <table:table-cell table:style-name="ce3"/>
          <table:table-cell table:style-name="ce3" office:value-type="string">
            <text:p>N-35-35-28.7 E-139-34-49.43</text:p>
          </table:table-cell>
          <table:table-cell table:style-name="ce32" table:formula="of:=IF([.E8]=&quot;&quot;;[.C8];CONCATENATE([.C8];&quot; / &quot;;[.E8]))" office:value-type="string" office:string-value=":m music / log / gt / || s.1:f-105,-,memo+,-,t.160~,k.A,-,- || s.2:f-106,patt,video-id=2020-0216-2,2/18-s.2,ch.A;D,score+,-,k.A,-,R=1">
            <text:p>:m music / log / gt / || s.1:f-105,-,memo+,-,t.160~,k.A,-,- || s.2:f-106,patt,video-id=2020-0216-2,2/18-s.2,ch.A;D,score+,-,k.A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9_20-51-28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1 E-139-34-49.54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0_00-31-40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71 E-139-34-49.65</text:p>
          </table:table-cell>
          <table:table-cell table:style-name="ce32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0_06-28-38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38 E-139-34-49.6</text:p>
          </table:table-cell>
          <table:table-cell table:style-name="ce32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20_07-28-50_000.jpg</text:p>
          </table:table-cell>
          <table:table-cell table:style-name="ce16" office:value-type="string">
            <text:p>:m knowledge / 『大学・中庸』 / 「格物」；あと１つ、なにか題目があった</text:p>
          </table:table-cell>
          <table:table-cell table:style-name="ce17"/>
          <table:table-cell table:style-name="ce3"/>
          <table:table-cell table:style-name="ce3" office:value-type="string">
            <text:p>N-35-35-28.59 E-139-34-49.43</text:p>
          </table:table-cell>
          <table:table-cell table:style-name="ce32" table:formula="of:=IF([.E12]=&quot;&quot;;[.C12];CONCATENATE([.C12];&quot; / &quot;;[.E12]))" office:value-type="string" office:string-value=":m knowledge / 『大学・中庸』 / 「格物」；あと１つ、なにか題目があった">
            <text:p>:m knowledge / 『大学・中庸』 / 「格物」；あと１つ、なにか題目があっ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2-08_16-32-41.m4a</text:p>
          </table:table-cell>
          <table:table-cell table:style-name="ce16" office:value-type="string">
            <text:p>:VOICE-MEMO / @自室 / 記録 / harp / 演奏、play / h-2018-0208-1 / ??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OICE-MEMO / @自室 / 記録 / harp / 演奏、play / h-2018-0208-1 / ??">
            <text:p>:VOICE-MEMO / @自室 / 記録 / harp / 演奏、play / h-2018-0208-1 / ??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2-08_16-34-15.m4a</text:p>
          </table:table-cell>
          <table:table-cell table:style-name="ce16" office:value-type="string">
            <text:p>:VOICE-MEMO / @自室 / 記録 / harp / 演奏、play / h-2018-0208-2 / ??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OICE-MEMO / @自室 / 記録 / harp / 演奏、play / h-2018-0208-2 / ??">
            <text:p>:VOICE-MEMO / @自室 / 記録 / harp / 演奏、play / h-2018-0208-2 / ??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2-08_16-50-42.m4a</text:p>
          </table:table-cell>
          <table:table-cell table:style-name="ce16" office:value-type="string">
            <text:p>:VOICE-MEMO / @自室 / 記録 / harp / 演奏、play / h-2018-0208-3 / ??,melody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室 / 記録 / harp / 演奏、play / h-2018-0208-3 / ??,melody">
            <text:p>:VOICE-MEMO / @自室 / 記録 / harp / 演奏、play / h-2018-0208-3 / ??,melod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2-08_16-59-03.m4a</text:p>
          </table:table-cell>
          <table:table-cell table:style-name="ce16" office:value-type="string">
            <text:p>:VOICE-MEMO / @自室 / 記録 / harp / 演奏、play / h-2018-0208-4 / ??,melody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室 / 記録 / harp / 演奏、play / h-2018-0208-4 / ??,melody">
            <text:p>:VOICE-MEMO / @自室 / 記録 / harp / 演奏、play / h-2018-0208-4 / ??,melod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2-08_19-07-44.m4a</text:p>
          </table:table-cell>
          <table:table-cell table:style-name="ce16" office:value-type="string">
            <text:p>:VOICE-MEMO / @自室 / 記録 / 自動車の番号プレート；「川口510つ72」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室 / 記録 / 自動車の番号プレート；「川口510つ72」">
            <text:p>:VOICE-MEMO / @自室 / 記録 / 自動車の番号プレート；「川口510つ72」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2-09_17-59-19.m4a</text:p>
          </table:table-cell>
          <table:table-cell table:style-name="ce16" office:value-type="string">
            <text:p>:VOICE-MEMO / @自室 / 記録 / harp / 演奏、play / h-2018-0209-1 / analyize.バンプ、２穴、３穴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室 / 記録 / harp / 演奏、play / h-2018-0209-1 / analyize.バンプ、２穴、３穴">
            <text:p>:VOICE-MEMO / @自室 / 記録 / harp / 演奏、play / h-2018-0209-1 / analyize.バンプ、２穴、３穴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2-09_18-06-37.m4a</text:p>
          </table:table-cell>
          <table:table-cell table:style-name="ce16" office:value-type="string">
            <text:p>:VOICE-MEMO / @自室 / 記録 / harp / 演奏、play / h-2018-0209-2 / 「ルートを追いかける」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室 / 記録 / harp / 演奏、play / h-2018-0209-2 / 「ルートを追いかける」">
            <text:p>:VOICE-MEMO / @自室 / 記録 / harp / 演奏、play / h-2018-0209-2 / 「ルートを追いかける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9_19-09-31_000.mov</text:p>
          </table:table-cell>
          <table:table-cell table:style-name="ce6" office:value-type="string">
            <text:p>:VIDEO / @自宅 / メモ / guitar,gt / 演奏、play / g-2020-0219-1 / f-106,patt,video-id=2020-0216-2,2/18-s.2,ch.A;D,score+,-,k.A,-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guitar,gt / 演奏、play / g-2020-0219-1 / f-106,patt,video-id=2020-0216-2,2/18-s.2,ch.A;D,score+,-,k.A,-,R=1">
            <text:p>:VIDEO / @自宅 / メモ / guitar,gt / 演奏、play / g-2020-0219-1 / f-106,patt,video-id=2020-0216-2,2/18-s.2,ch.A;D,score+,-,k.A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2020/02/20</text:date>, <text:time>09:4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20T09:44:56.69</dc:date>
    <dc:creator>iwabuchi ken</dc:creator>
    <meta:editing-duration>P17DT17H36M58S</meta:editing-duration>
    <meta:editing-cycles>7037</meta:editing-cycles>
    <meta:document-statistic meta:table-count="1" meta:cell-count="764" meta:object-count="0"/>
  </office:meta>
</office:document-meta>
</file>